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rsid="0002ed39" officeooo:paragraph-rsid="000cdcce"/>
    </style:style>
    <style:style style:name="P3" style:family="paragraph" style:parent-style-name="Standard" style:list-style-name="L1">
      <style:text-properties officeooo:rsid="00058605" officeooo:paragraph-rsid="00058605"/>
    </style:style>
    <style:style style:name="P4" style:family="paragraph" style:parent-style-name="Standard" style:list-style-name="L1">
      <style:text-properties officeooo:rsid="000aaea9" officeooo:paragraph-rsid="000d5582"/>
    </style:style>
    <style:style style:name="P5" style:family="paragraph" style:parent-style-name="Standard" style:list-style-name="L1">
      <style:text-properties officeooo:rsid="000d5582" officeooo:paragraph-rsid="000d5582"/>
    </style:style>
    <style:style style:name="P6" style:family="paragraph" style:parent-style-name="Standard" style:list-style-name="L1">
      <style:text-properties officeooo:rsid="000b5a20" officeooo:paragraph-rsid="000b5a20"/>
    </style:style>
    <style:style style:name="P7" style:family="paragraph" style:parent-style-name="Standard" style:list-style-name="L1">
      <style:text-properties officeooo:rsid="000ebe52" officeooo:paragraph-rsid="000ebe52"/>
    </style:style>
    <style:style style:name="P8" style:family="paragraph" style:parent-style-name="Standard" style:list-style-name="L1">
      <style:text-properties officeooo:rsid="0015862c" officeooo:paragraph-rsid="0015862c"/>
    </style:style>
    <style:style style:name="P9" style:family="paragraph" style:parent-style-name="Standard">
      <style:text-properties officeooo:rsid="000b5a20" officeooo:paragraph-rsid="000b5a20"/>
    </style:style>
    <style:style style:name="P10" style:family="paragraph" style:parent-style-name="Standard" style:list-style-name="L1">
      <style:text-properties officeooo:rsid="000d8bf5" officeooo:paragraph-rsid="000d8bf5"/>
    </style:style>
    <style:style style:name="P11" style:family="paragraph" style:parent-style-name="Standard" style:list-style-name="L1">
      <style:text-properties officeooo:rsid="000f26dc" officeooo:paragraph-rsid="000f26dc"/>
    </style:style>
    <style:style style:name="P12" style:family="paragraph" style:parent-style-name="Standard" style:list-style-name="L1">
      <style:text-properties officeooo:rsid="000f2490" officeooo:paragraph-rsid="000f2490"/>
    </style:style>
    <style:style style:name="P13" style:family="paragraph" style:parent-style-name="Standard" style:list-style-name="L1">
      <style:text-properties officeooo:rsid="0011a77a" officeooo:paragraph-rsid="0011d510"/>
    </style:style>
    <style:style style:name="P14" style:family="paragraph" style:parent-style-name="Standard">
      <style:text-properties officeooo:rsid="0011a77a" officeooo:paragraph-rsid="0011d510"/>
    </style:style>
    <style:style style:name="P15" style:family="paragraph" style:parent-style-name="Standard" style:list-style-name="L1">
      <style:text-properties officeooo:rsid="001c56a5" officeooo:paragraph-rsid="001c56a5"/>
    </style:style>
    <style:style style:name="P16" style:family="paragraph" style:parent-style-name="Standard" style:list-style-name="L1">
      <style:text-properties officeooo:rsid="001de4f3" officeooo:paragraph-rsid="001de4f3"/>
    </style:style>
    <style:style style:name="T1" style:family="text">
      <style:text-properties officeooo:rsid="0015862c"/>
    </style:style>
    <style:style style:name="T2" style:family="text">
      <style:text-properties officeooo:rsid="00178065"/>
    </style:style>
    <style:style style:name="T3" style:family="text">
      <style:text-properties officeooo:rsid="0013708d"/>
    </style:style>
    <style:style style:name="T4" style:family="text">
      <style:text-properties officeooo:rsid="0015765e"/>
    </style:style>
    <style:style style:name="T5" style:family="text">
      <style:text-properties officeooo:rsid="00181de3"/>
    </style:style>
    <style:style style:name="T6" style:family="text">
      <style:text-properties officeooo:rsid="000f2490"/>
    </style:style>
    <style:style style:name="T7" style:family="text">
      <style:text-properties officeooo:rsid="001e583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Photodiode/photoTransistor : <text:a xlink:type="simple" xlink:href="https://www.digikey.fr/fr/articles/how-to-use-photodiodes-and-phototransistors-most-effectively" text:style-name="Internet_20_link" text:visited-style-name="Visited_20_Internet_20_Link">https://www.digikey.fr/fr/articles/how-to-use-photodiodes-and-phototransistors-most-effectively</text:a> </text:p>
        </text:list-item>
        <text:list-item>
          <text:p text:style-name="P2"><text:a xlink:type="simple" xlink:href="https://www.digikey.com/en/articles/the-basics-of-photodiodes-and-phototransistors-and-how-to-apply-them?utm_source=chatgpt.com" text:style-name="Internet_20_link" text:visited-style-name="Visited_20_Internet_20_Link">https://www.digikey.com/en/articles/the-basics-of-photodiodes-and-phototransistors-and-how-to-apply-them?utm_source=chatgpt.com</text:a> <text:line-break/></text:p>
        </text:list-item>
        <text:list-item>
          <text:p text:style-name="P3">DECT NR+ : <text:a xlink:type="simple" xlink:href="https://docs.nordicsemi.com/bundle/ncs-3.0.0/page/nrf/protocols/dect/index.html" text:style-name="Internet_20_link" text:visited-style-name="Visited_20_Internet_20_Link">https://docs.nordicsemi.com/bundle/ncs-3.0.0/page/nrf/protocols/dect/index.html</text:a> </text:p>
          <text:list>
            <text:list-item>
              <text:p text:style-name="P3"><text:a xlink:type="simple" xlink:href="https://docs.nordicsemi.com/bundle/ncs-3.0.0/page/nrf/app_dev/device_guides/nrf91/index.html#ug-nrf91" text:style-name="Internet_20_link" text:visited-style-name="Visited_20_Internet_20_Link">https://docs.nordicsemi.com/bundle/ncs-3.0.0/page/nrf/app_dev/device_guides/nrf91/index.html#ug-nrf91</text:a> </text:p>
            </text:list-item>
            <text:list-item>
              <text:p text:style-name="P3"><text:a xlink:type="simple" xlink:href="https://www.digikey.com/en/articles/use-an-lte-m-nb-iot-dect-nr-combination-dev-kit-wireless-iot-design" text:style-name="Internet_20_link" text:visited-style-name="Visited_20_Internet_20_Link">https://www.digikey.com/en/articles/use-an-lte-m-nb-iot-dect-nr-combination-dev-kit-wireless-iot-design</text:a> </text:p>
            </text:list-item>
            <text:list-item>
              <text:p text:style-name="P4">nrf9151 : <text:a xlink:type="simple" xlink:href="https://docs.nordicsemi.com/bundle/ncs-3.0.0/page/zephyr/boards/nordic/nrf9151dk/doc/index.html#nrf9151dk-nrf9151" text:style-name="Internet_20_link" text:visited-style-name="Visited_20_Internet_20_Link">https://docs.nordicsemi.com/bundle/ncs-3.0.0/page/zephyr/boards/nordic/nrf9151dk/doc/index.html#nrf9151dk-nrf9151</text:a> </text:p>
            </text:list-item>
            <text:list-item>
              <text:p text:style-name="P5">dtr : </text:p>
              <text:list>
                <text:list-item>
                  <text:p text:style-name="P4"><text:line-break/><text:line-break/></text:p>
                </text:list-item>
              </text:list>
            </text:list-item>
          </text:list>
        </text:list-item>
        <text:list-item>
          <text:p text:style-name="P6">Aduino pour tests :</text:p>
          <text:list>
            <text:list-item>
              <text:p text:style-name="P6">Interruptions : <text:a xlink:type="simple" xlink:href="https://docs.arduino.cc/language-reference/en/functions/external-interrupts/attachInterrupt/" text:style-name="Internet_20_link" text:visited-style-name="Visited_20_Internet_20_Link">https://docs.arduino.cc/language-reference/en/functions/external-interrupts/attachInterrupt/</text:a> </text:p>
            </text:list-item>
            <text:list-item>
              <text:p text:style-name="P6">Librairies <text:span text:style-name="T1">tuto</text:span> : <text:a xlink:type="simple" xlink:href="https://docs.arduino.cc/learn/contributions/arduino-creating-library-guide/" text:style-name="Internet_20_link" text:visited-style-name="Visited_20_Internet_20_Link">https://docs.arduino.cc/learn/contributions/arduino-creating-library-guide/</text:a> </text:p>
            </text:list-item>
            <text:list-item>
              <text:p text:style-name="P7">I2C tuto : <text:a xlink:type="simple" xlink:href="https://www.electronicwings.com/arduino/arduino-i2c" text:style-name="Internet_20_link" text:visited-style-name="Visited_20_Internet_20_Link">https://www.electronicwings.com/arduino/arduino-i2c</text:a> </text:p>
            </text:list-item>
            <text:list-item>
              <text:p text:style-name="P7">I2C librairie : <text:a xlink:type="simple" xlink:href="https://github.com/Wh1teRabbitHU/Arduino-I2C/tree/master" text:style-name="Internet_20_link" text:visited-style-name="Visited_20_Internet_20_Link">https://github.com/Wh1teRabbitHU/Arduino-I2C/tree/master</text:a> </text:p>
            </text:list-item>
            <text:list-item>
              <text:p text:style-name="P8">Librarie réception IR : <text:a xlink:type="simple" xlink:href="https://github.com/Arduino-IRremote/Arduino-IRremote/tree/master" text:style-name="Internet_20_link" text:visited-style-name="Visited_20_Internet_20_Link">https://github.com/Arduino-IRremote/Arduino-IRremote/tree/master</text:a> </text:p>
            </text:list-item>
          </text:list>
        </text:list-item>
      </text:list>
      <text:p text:style-name="P9"/>
      <text:p text:style-name="P9"/>
      <text:list text:continue-numbering="true" text:style-name="L1">
        <text:list-item>
          <text:p text:style-name="P10">Tra<text:span text:style-name="T2">n</text:span>smission IR :</text:p>
          <text:list>
            <text:list-item>
              <text:p text:style-name="P10">modulation NEC : <text:a xlink:type="simple" xlink:href="https://sibotic.wordpress.com/wp-content/uploads/2013/12/adoh-necinfraredtransmissionprotocol-281113-1713-47344.pdf" text:style-name="Internet_20_link" text:visited-style-name="Visited_20_Internet_20_Link">https://sibotic.wordpress.com/wp-content/uploads/2013/12/adoh-necinfraredtransmissionprotocol-281113-1713-47344.pdf</text:a> <text:span text:style-name="T3">ou </text:span></text:p>
            </text:list-item>
            <text:list-item>
              <text:p text:style-name="P11">doc recepteur IR ELEGOO Arduino <text:span text:style-name="T4">(obsolète)</text:span> : <text:a xlink:type="simple" xlink:href="https://cours.polymtl.ca/inf1900/materiel/capteurs/specEtDoc/PNA4602.pdf" text:style-name="Internet_20_link" text:visited-style-name="Visited_20_Internet_20_Link">https://cours.polymtl.ca/inf1900/materiel/capteurs/specEtDoc/PNA4602.pdf</text:a> </text:p>
            </text:list-item>
            <text:list-item>
              <text:p text:style-name="P11"><text:a xlink:type="simple" xlink:href="https://www.vishay.com/docs/82491/tsop382.pdf" text:style-name="Internet_20_link" text:visited-style-name="Visited_20_Internet_20_Link">https://www.vishay.com/docs/82491/tsop382.pdf</text:a> <text:span text:style-name="T5">plutôt </text:span></text:p>
            </text:list-item>
            <text:list-item>
              <text:p text:style-name="P12">Librairie capteur VCNL3040(DockyDock) : <text:a xlink:type="simple" xlink:href="https://github.com/JenertsA/VCNL3040_Proximity_Sensor_Library/tree/master" text:style-name="Internet_20_link" text:visited-style-name="Visited_20_Internet_20_Link">https://github.com/JenertsA/VCNL3040_Proximity_Sensor_Library/tree/master</text:a> </text:p>
            </text:list-item>
            <text:list-item>
              <text:p text:style-name="P13">Doc capteur <text:span text:style-name="T6">VCNL3040(DockyDock) :</text:span> <text:a xlink:type="simple" xlink:href="https://www.vishay.com/docs/84917/vcnl3040.pdf" text:style-name="Internet_20_link" text:visited-style-name="Visited_20_Internet_20_Link">https://www.vishay.com/docs/84917/vcnl3040.pdf</text:a> </text:p>
            </text:list-item>
          </text:list>
        </text:list-item>
      </text:list>
      <text:p text:style-name="P14"/>
      <text:list text:continue-numbering="true" text:style-name="L1">
        <text:list-item>
          <text:p text:style-name="P15">nrf9151 :</text:p>
          <text:list>
            <text:list-item>
              <text:p text:style-name="P15">Pin config : <text:a xlink:type="simple" xlink:href="https://docs.nordicsemi.com/bundle/ps_nrf9151/page/pin.html" text:style-name="Internet_20_link" text:visited-style-name="Visited_20_Internet_20_Link">https://docs.nordicsemi.com/bundle/ps_nrf9151/page/pin.html</text:a> </text:p>
            </text:list-item>
            <text:list-item>
              <text:p text:style-name="P15">PWM : <text:a xlink:type="simple" xlink:href="https://docs.nordicsemi.com/bundle/ps_nrf9151/page/pwm.html" text:style-name="Internet_20_link" text:visited-style-name="Visited_20_Internet_20_Link">https://docs.nordicsemi.com/bundle/ps_nrf9151/page/pwm.html</text:a> </text:p>
            </text:list-item>
            <text:list-item>
              <text:p text:style-name="P16">Spec Générales : <text:a xlink:type="simple" xlink:href="https://docs.nordicsemi.com/bundle/ps_nrf9151/page/nRF9151_html5_keyfeatures.html" text:style-name="Internet_20_link" text:visited-style-name="Visited_20_Internet_20_Link">https://docs.nordicsemi.com<text:span text:style-name="T7">n</text:span>/bundle/ps_nrf9151/page/nRF9151_html5_keyfeatures.html</text:a> 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6-01-23T15:34:06.571957520</dc:date>
    <meta:editing-duration>PT4H44M40S</meta:editing-duration>
    <meta:editing-cycles>22</meta:editing-cycles>
    <meta:document-statistic meta:table-count="0" meta:image-count="0" meta:object-count="0" meta:page-count="1" meta:paragraph-count="26" meta:word-count="107" meta:character-count="1929" meta:non-whitespace-character-count="1847"/>
  </office:meta>
</office:document-meta>
</file>